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7ba8" officeooo:paragraph-rsid="00137ba8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37ba8" officeooo:paragraph-rsid="00137ba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37ba8"/>
    </style:style>
    <style:style style:name="P6" style:family="paragraph" style:parent-style-name="Standard">
      <style:text-properties officeooo:rsid="00151174" officeooo:paragraph-rsid="00151174"/>
    </style:style>
    <style:style style:name="P7" style:family="paragraph" style:parent-style-name="Standard">
      <style:text-properties officeooo:paragraph-rsid="00160fc9"/>
    </style:style>
    <style:style style:name="P8" style:family="paragraph" style:parent-style-name="Standard">
      <style:text-properties officeooo:paragraph-rsid="00187256"/>
    </style:style>
    <style:style style:name="P9" style:family="paragraph" style:parent-style-name="Standard">
      <style:text-properties officeooo:paragraph-rsid="001b04e4"/>
    </style:style>
    <style:style style:name="P10" style:family="paragraph" style:parent-style-name="Standard">
      <style:text-properties officeooo:paragraph-rsid="001be90f"/>
    </style:style>
    <style:style style:name="P11" style:family="paragraph" style:parent-style-name="Standard">
      <style:text-properties officeooo:rsid="001c3529" officeooo:paragraph-rsid="001c3529"/>
    </style:style>
    <style:style style:name="P1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51174" officeooo:paragraph-rsid="00151174"/>
    </style:style>
    <style:style style:name="P1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c3529" officeooo:paragraph-rsid="001c3529"/>
    </style:style>
    <style:style style:name="P14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rsid="00137ba8" officeooo:paragraph-rsid="00137ba8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weight="normal" officeooo:rsid="00151174" officeooo:paragraph-rsid="00151174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size="12pt" fo:font-weight="normal" officeooo:rsid="00160fc9" officeooo:paragraph-rsid="00160fc9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size="12pt" fo:font-weight="normal" officeooo:rsid="0016b076" officeooo:paragraph-rsid="0016b076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font-size="12pt" fo:font-weight="normal" officeooo:rsid="00182663" officeooo:paragraph-rsid="00182663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font-size="12pt" fo:font-weight="normal" officeooo:rsid="00187256" officeooo:paragraph-rsid="00187256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font-size="12pt" fo:font-weight="normal" officeooo:rsid="001b04e4" officeooo:paragraph-rsid="001b04e4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officeooo:paragraph-rsid="00151174"/>
    </style:style>
    <style:style style:name="P24" style:family="paragraph" style:parent-style-name="Text_20_body">
      <style:text-properties fo:font-weight="normal" style:font-weight-asian="normal" style:font-weight-complex="normal"/>
    </style:style>
    <style:style style:name="P25" style:family="paragraph" style:parent-style-name="Text_20_body">
      <style:text-properties fo:font-weight="normal" officeooo:rsid="00160fc9" officeooo:paragraph-rsid="00160fc9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officeooo:rsid="00151174" officeooo:paragraph-rsid="00151174"/>
    </style:style>
    <style:style style:name="P27" style:family="paragraph" style:parent-style-name="Text_20_body">
      <style:text-properties officeooo:paragraph-rsid="00160fc9"/>
    </style:style>
    <style:style style:name="P28" style:family="paragraph" style:parent-style-name="Text_20_body">
      <style:text-properties officeooo:paragraph-rsid="00187256"/>
    </style:style>
    <style:style style:name="P29" style:family="paragraph" style:parent-style-name="Text_20_body">
      <style:text-properties officeooo:rsid="00187256" officeooo:paragraph-rsid="00187256"/>
    </style:style>
    <style:style style:name="P30" style:family="paragraph" style:parent-style-name="Text_20_body">
      <style:text-properties officeooo:rsid="001a717a" officeooo:paragraph-rsid="001a717a"/>
    </style:style>
    <style:style style:name="P31" style:family="paragraph" style:parent-style-name="Text_20_body">
      <style:text-properties officeooo:rsid="001c3529" officeooo:paragraph-rsid="001c3529"/>
    </style:style>
    <style:style style:name="P32" style:family="paragraph" style:parent-style-name="Text_20_body">
      <style:text-properties officeooo:paragraph-rsid="001be90f"/>
    </style:style>
    <style:style style:name="P33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officeooo:rsid="0013a008" officeooo:paragraph-rsid="0013a008"/>
    </style:style>
    <style:style style:name="P34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fo:font-size="12pt" fo:font-weight="normal" officeooo:rsid="00151174" officeooo:paragraph-rsid="00151174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fo:font-size="12pt" fo:font-weight="normal" officeooo:rsid="0016b076" officeooo:paragraph-rsid="0016b076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fo:font-size="12pt" fo:font-weight="normal" officeooo:rsid="00182663" officeooo:paragraph-rsid="00182663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fo:font-size="12pt" fo:font-weight="normal" officeooo:rsid="001b04e4" officeooo:paragraph-rsid="001b04e4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officeooo:paragraph-rsid="00151174"/>
    </style:style>
    <style:style style:name="P39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fo:font-weight="normal" officeooo:rsid="00160fc9" officeooo:paragraph-rsid="00160fc9" style:font-weight-asian="normal" style:font-weight-complex="normal"/>
    </style:style>
    <style:style style:name="P40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officeooo:paragraph-rsid="00187256"/>
    </style:style>
    <style:style style:name="P41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officeooo:rsid="00187256" officeooo:paragraph-rsid="00187256"/>
    </style:style>
    <style:style style:name="P42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officeooo:rsid="001a717a" officeooo:paragraph-rsid="001a717a"/>
    </style:style>
    <style:style style:name="P43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officeooo:rsid="001be90f" officeooo:paragraph-rsid="001be90f"/>
    </style:style>
    <style:style style:name="P44" style:family="paragraph" style:parent-style-name="Heading_20_1">
      <style:paragraph-properties fo:text-align="start" style:justify-single-word="false"/>
      <style:text-properties officeooo:paragraph-rsid="00137ba8"/>
    </style:style>
    <style:style style:name="P45" style:family="paragraph" style:parent-style-name="Heading_20_1">
      <style:text-properties officeooo:paragraph-rsid="00160fc9"/>
    </style:style>
    <style:style style:name="P46" style:family="paragraph" style:parent-style-name="Heading_20_1">
      <style:text-properties officeooo:paragraph-rsid="00182663"/>
    </style:style>
    <style:style style:name="P47" style:family="paragraph" style:parent-style-name="Heading_20_1">
      <style:text-properties officeooo:paragraph-rsid="00187256"/>
    </style:style>
    <style:style style:name="P48" style:family="paragraph" style:parent-style-name="Heading_20_1">
      <style:text-properties officeooo:rsid="001a717a" officeooo:paragraph-rsid="001a717a"/>
    </style:style>
    <style:style style:name="P49" style:family="paragraph" style:parent-style-name="Heading_20_1">
      <style:text-properties officeooo:paragraph-rsid="001b04e4"/>
    </style:style>
    <style:style style:name="P50" style:family="paragraph" style:parent-style-name="Heading_20_1">
      <style:text-properties officeooo:paragraph-rsid="001be90f"/>
    </style:style>
    <style:style style:name="P51" style:family="paragraph" style:parent-style-name="Heading_20_1">
      <style:text-properties officeooo:paragraph-rsid="001c3529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3a008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37ba8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51174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60fc9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82663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87256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b04e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c3529" style:font-size-asian="12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87256" style:font-weight-asian="normal" style:font-weight-complex="normal"/>
    </style:style>
    <style:style style:name="T13" style:family="text">
      <style:text-properties officeooo:rsid="00160fc9"/>
    </style:style>
    <style:style style:name="T14" style:family="text">
      <style:text-properties officeooo:rsid="00187256"/>
    </style:style>
    <style:style style:name="T15" style:family="text">
      <style:text-properties officeooo:rsid="001be9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f</text:p>
      <text:p text:style-name="P1"/>
      <text:h text:style-name="P44" text:outline-level="1"><text:span text:style-name="T2">Ninjago l</text:span><text:span text:style-name="T3">'</text:span><text:span text:style-name="T2">a</text:span><text:span text:style-name="T3">rmure de Feu : </text:span><text:span text:style-name="Strong_20_Emphasis"><text:span text:style-name="T1">Cet ensemble comprend 6 figurines : Kai, Zane, Lauren, Henry, le bandit requin-marteau et Jelly.</text:span></text:span><text:span text:style-name="T1"> et leurs armes assorties : les 2 katanas de Kai, l"arc à flèches de Zane, le marteau poisson du bandit requin-marteau et le bazooka poisson de Jelly pour encore plus de jeux de rôle.<text:line-break/><text:line-break/>L"Armure de Feu présente un cockpit miniature qui s’ouvre, des bras et des jambes mobiles, 2 pistolets de feu factices avec des éléments transparents représentant le feu, 2 lanceurs de disques au niveaux des épaules et 2 réservoirs de feu avec des symboles décoratifs Ninjago et 2 drapeaux avec des décorations de type samouraï.<text:line-break/>Les accessoires inclus sont un cornet de glace et un bâtonnet glacé.<text:line-break/><text:line-break/>Le robot de feu mesure plus 36 cm de haut, 11 cm de long et 21 cm de large.</text:span></text:h>
      <text:p text:style-name="P5"><text:span text:style-name="T1">Marque : </text:span><text:a xlink:type="simple" xlink:href="https://www.king-jouet.com/jeux-jouets/marque-lego/page1.htm" text:style-name="Internet_20_link" text:visited-style-name="Visited_20_Internet_20_Link"><text:span text:style-name="T1">LEGO</text:span></text:a><text:span text:style-name="T1"> </text:span></text:p>
      <text:p text:style-name="P5"><text:span text:style-name="T1"/></text:p>
      <text:p text:style-name="P33"><text:span text:style-name="T1">Prix : 74€99</text:span></text:p>
      <text:p text:style-name="P3"/>
      <text:h text:style-name="P44" text:outline-level="1"><text:span text:style-name="T3">Trottinette lumineuse ajustable garçon : </text:span><text:span text:style-name="T1">Une superbe </text:span><text:span text:style-name="Strong_20_Emphasis"><text:span text:style-name="T1">trottinette</text:span></text:span><text:span text:style-name="T1"> 3 </text:span><text:span text:style-name="Strong_20_Emphasis"><text:span text:style-name="T1">roues</text:span></text:span><text:span text:style-name="T1"> équipée de Leds pour avoir du style en toutes circonstances !</text:span></text:h>
      <text:p text:style-name="Text_20_body"><text:span text:style-name="T1">Cette </text:span><text:span text:style-name="Strong_20_Emphasis"><text:span text:style-name="T1">trottinette</text:span></text:span><text:span text:style-name="T1"> est équipée de 2 </text:span><text:span text:style-name="Strong_20_Emphasis"><text:span text:style-name="T1">roues</text:span></text:span><text:span text:style-name="T1"> à l'avant et d'une roue à l'arrière avec un frein. Montée avec des </text:span><text:span text:style-name="Strong_20_Emphasis"><text:span text:style-name="T1">poignées ergonomiques</text:span></text:span><text:span text:style-name="T1"> et des </text:span><text:span text:style-name="Strong_20_Emphasis"><text:span text:style-name="T1">roulements Abec</text:span></text:span><text:span text:style-name="T1"> </text:span><text:span text:style-name="Strong_20_Emphasis"><text:span text:style-name="T1">5</text:span></text:span><text:span text:style-name="T1">, cette </text:span><text:span text:style-name="Strong_20_Emphasis"><text:span text:style-name="T1">patinette</text:span></text:span><text:span text:style-name="T1"> est idéal pour les </text:span><text:span text:style-name="Strong_20_Emphasis"><text:span text:style-name="T1">pilotes</text:span></text:span><text:span text:style-name="T1"> en herbe qui veulent simplement profiter de ce </text:span><text:span text:style-name="Strong_20_Emphasis"><text:span text:style-name="T1">jeu de plein air.</text:span></text:span><text:span text:style-name="T1"> A l'avant, le bloc lumineux est alimenté par 2 batteries lithium intégrées CR2032 et il est remplaçable si besoin.</text:span></text:p>
      <text:p text:style-name="P14">Guidon T-bar ajustable de 63,5 cm à 68,5 cm de haut et amovible pour un rangement facile.</text:p>
      <text:p text:style-name="P16">Marque : Templar</text:p>
      <text:p text:style-name="P34">Prix : 44€99</text:p>
      <text:h text:style-name="P44" text:outline-level="1"><text:span text:style-name="T3">Nerf Elite-Pistolet Accustrike Raptorstrike : </text:span><text:span text:style-name="Strong_20_Emphasis"><text:span text:style-name="T1">Le pistolet Nerf Accustrike Raptorstrike va vous permettre d'être très précis.</text:span></text:span><text:span text:style-name="T1"> <text:line-break/><text:line-break/>Il est également très long. En effet celui-ci mesure 96 cm. <text:line-break/>Il est doté d'un viseur, d'un bi-pode totalement réglable et comprend 18 fléchettes Accustrike <text:line-break/><text:line-break/>Les deux chargeurs inclus permettent de ne jamais tomber en panne de munitions.<text:line-break/><text:line-break/>Vous serez invincible avec cette arme qui allie précision et puissance.<text:line-break/><text:line-break/></text:span><text:span text:style-name="Strong_20_Emphasis"><text:span text:style-name="T1">La boîte contient 1 Nerf Raptostrike, 18 fléchettes, 2 chargeurs et 6 fléchettes.</text:span></text:span></text:h>
      <text:p text:style-name="P23"><text:span text:style-name="Strong_20_Emphasis"><text:span text:style-name="T4">Marque : Nerf</text:span></text:span></text:p>
      <text:p text:style-name="P38"><text:span text:style-name="Strong_20_Emphasis"><text:span text:style-name="T4">Prix : 59€99</text:span></text:span></text:p>
      <text:p text:style-name="P15"/>
      <text:h text:style-name="P44" text:outline-level="1"><text:soft-page-break/><text:span text:style-name="T3">Les Tortues Ninja 2-Figurine Articulée 25 cm : </text:span><text:span text:style-name="T1">Retrouvez vos héros du film </text:span><text:span text:style-name="Strong_20_Emphasis"><text:span text:style-name="T1">Les Tortues Ninja 2</text:span></text:span><text:span text:style-name="T1"> avec cette figurine qui vous permettra de revivre les aventures des célèbres tortues.<text:line-break/><text:line-break/></text:span><text:span text:style-name="Strong_20_Emphasis"><text:span text:style-name="T1">Figurine articulée de 25 cm livrée avec son arme</text:span></text:span><text:span text:style-name="T1">. Avec ce jouet, l'imagination n'aura plus de limite et le jeu n'en sera que meilleur.</text:span></text:h>
      <text:p text:style-name="P23"><text:span text:style-name="T1">Marque : </text:span><text:a xlink:type="simple" xlink:href="https://www.king-jouet.com/jeux-jouets/marque-giochi/page1.htm" text:style-name="Internet_20_link" text:visited-style-name="Visited_20_Internet_20_Link"><text:span text:style-name="T1">Giochi</text:span></text:a><text:span text:style-name="T1"> </text:span></text:p>
      <text:p text:style-name="Standard">Héros / Personnages : <text:a xlink:type="simple" xlink:href="https://www.king-jouet.com/jeux-jouets/Tortue-Ninja/page1.htm" text:style-name="Internet_20_link" text:visited-style-name="Visited_20_Internet_20_Link">Les Tortues Ninja</text:a></text:p>
      <text:p text:style-name="P6">Prix : 45€99</text:p>
      <text:p text:style-name="P12"/>
      <text:p text:style-name="P6"/>
      <text:p text:style-name="P7"><text:span text:style-name="T13">Ben 10 omnitrix montre : </text:span>Marque : <text:a xlink:type="simple" xlink:href="https://www.king-jouet.com/jeux-jouets/marque-giochi/page1.htm" text:style-name="Internet_20_link" text:visited-style-name="Visited_20_Internet_20_Link">Giochi</text:a> </text:p>
      <text:p text:style-name="Standard">Héros / Personnages : <text:a xlink:type="simple" xlink:href="https://www.king-jouet.com/jeux-jouets/Ben-10/page1.htm" text:style-name="Internet_20_link" text:visited-style-name="Visited_20_Internet_20_Link">Ben 10</text:a></text:p>
      <text:p text:style-name="P27"><text:span text:style-name="T11">Portez vous aussi votre </text:span><text:span text:style-name="Strong_20_Emphasis"><text:span text:style-name="T11">montre</text:span></text:span><text:span text:style-name="T11"> </text:span><text:span text:style-name="Strong_20_Emphasis"><text:span text:style-name="T11">omnitrix</text:span></text:span><text:span text:style-name="T11"> pour ressembler au </text:span><text:span text:style-name="Strong_20_Emphasis"><text:span text:style-name="T11">héros de la série TV Ben10 !</text:span></text:span></text:p>
      <text:p text:style-name="Text_20_body"><text:span text:style-name="T11">Ce </text:span><text:span text:style-name="Strong_20_Emphasis"><text:span text:style-name="T11">jouet</text:span></text:span><text:span text:style-name="T11"> est un </text:span><text:span text:style-name="Strong_20_Emphasis"><text:span text:style-name="T11">omnitrix</text:span></text:span><text:span text:style-name="T11"> ; sorte de </text:span><text:span text:style-name="Strong_20_Emphasis"><text:span text:style-name="T11">montre alien</text:span></text:span><text:span text:style-name="T11"> qui, dans la série, donne à son porteur la capacité de modifier son code génétique pour prendre la forme de n'importe quelle </text:span><text:span text:style-name="Strong_20_Emphasis"><text:span text:style-name="T11">créature</text:span></text:span><text:span text:style-name="T11"> ! Choisissez votre alien et activez les </text:span><text:span text:style-name="Strong_20_Emphasis"><text:span text:style-name="T11">effets lumineux et sonores</text:span></text:span><text:span text:style-name="T11"> avec les 120 phrases de la </text:span><text:span text:style-name="Strong_20_Emphasis"><text:span text:style-name="T11">série.</text:span></text:span><text:span text:style-name="T11"> Avec cet </text:span><text:span text:style-name="Strong_20_Emphasis"><text:span text:style-name="T11">accessoire</text:span></text:span><text:span text:style-name="T11"> indispensable, votre </text:span><text:span text:style-name="Strong_20_Emphasis"><text:span text:style-name="T11">enfant</text:span></text:span><text:span text:style-name="T11"> va pouvoir revivre ses moments préférés de la</text:span><text:span text:style-name="Strong_20_Emphasis"><text:span text:style-name="T11"> série Ben10</text:span></text:span><text:span text:style-name="T11"> !</text:span></text:p>
      <text:p text:style-name="P24">Piles :  2 x LR03-AAA incluses. </text:p>
      <text:p text:style-name="P39">Prix : 34€99</text:p>
      <text:p text:style-name="P17"><text:span text:style-name="T1"/></text:p>
      <text:h text:style-name="P45" text:outline-level="1"><text:span text:style-name="T5">Figurine Warhammer Space Marine heavy assault : </text:span><text:span text:style-name="T1">Une </text:span><text:span text:style-name="Strong_20_Emphasis"><text:span text:style-name="T1">figurine Warhammer</text:span></text:span><text:span text:style-name="T1"> à </text:span><text:span text:style-name="Strong_20_Emphasis"><text:span text:style-name="T1">monter,</text:span></text:span><text:span text:style-name="T1"> à </text:span><text:span text:style-name="Strong_20_Emphasis"><text:span text:style-name="T1">peindre</text:span></text:span><text:span text:style-name="T1"> et à </text:span><text:span text:style-name="Strong_20_Emphasis"><text:span text:style-name="T1">jouer</text:span></text:span><text:span text:style-name="T1"> !</text:span></text:h>
      <text:p text:style-name="Text_20_body"><text:span text:style-name="T1">Seuls les surhumains </text:span><text:span text:style-name="Strong_20_Emphasis"><text:span text:style-name="T1">Space Marines</text:span></text:span><text:span text:style-name="T1"> peuvent affronter les </text:span><text:span text:style-name="Strong_20_Emphasis"><text:span text:style-name="T1">Aliens,</text:span></text:span><text:span text:style-name="T1"> les traîtres et les disciples des puissances du chaos qui visent à détruire l’humanité. Dans leurs rangs : les </text:span><text:span text:style-name="Strong_20_Emphasis"><text:span text:style-name="T1">Space Marine Terminators</text:span></text:span><text:span text:style-name="T1"> avec des armures quasi invincibles, et les </text:span><text:span text:style-name="Strong_20_Emphasis"><text:span text:style-name="T1">Storm Bolters,</text:span></text:span><text:span text:style-name="T1"> qui peuvent vaincre n’importe quel ennemi. Les monstrueux </text:span><text:span text:style-name="Strong_20_Emphasis"><text:span text:style-name="T1">Dreadnoughts</text:span></text:span><text:span text:style-name="T1"> portent leurs armes les plus puissantes, et peu sont ceux qui résistent à ce tonnerre de feu. Séparément, ils sont une puissante menace. Ensemble, ils sont presque invincibles!</text:span></text:p>
      <text:p text:style-name="Text_20_body"><text:span text:style-name="T1">Avec ce kit, les amateurs de </text:span><text:span text:style-name="Strong_20_Emphasis"><text:span text:style-name="T1">Warhammer</text:span></text:span><text:span text:style-name="T1"> pourront non seulement satisfaire leurs envies créatives en construisant eux-même leurs </text:span><text:span text:style-name="Strong_20_Emphasis"><text:span text:style-name="T1">figurines,</text:span></text:span><text:span text:style-name="T1"> mais aussi bien s'amuser en jouant avec. C'est le </text:span><text:span text:style-name="Strong_20_Emphasis"><text:span text:style-name="T1">jouet créatif</text:span></text:span><text:span text:style-name="T1"> idéal.</text:span></text:p>
      <text:p text:style-name="P14">Contenu de la boite : 1 Space Marine Dreadnought, 1 Space Marine Terminator Captain, 4 Space Marine Terminators, 1 Ammo Supply Dump, 1 Pinceau, 1 Colle, 6 Peintures Citadel, 1 Planche de Stickers, 1 Tapis de combat coloré.</text:p>
      <text:p text:style-name="P2">Marque : <text:a xlink:type="simple" xlink:href="https://www.king-jouet.com/jeux-jouets/marque-revell/page1.htm" text:style-name="Internet_20_link" text:visited-style-name="Visited_20_Internet_20_Link">Revell</text:a> </text:p>
      <text:p text:style-name="P35">Prix : 41€99</text:p>
      <text:p text:style-name="P18"/>
      <text:p text:style-name="P18"/>
      <text:p text:style-name="P18"/>
      <text:h text:style-name="P46" text:outline-level="1"><text:soft-page-break/><text:span text:style-name="T6">Transformers rc 1/24 bumblebee : </text:span><text:span text:style-name="T1">La célèbre marque Majorette innove avec ce véhicule radiocommandé doté des fonctions complètes de pilotage ainsi qu'un mode turbo.</text:span></text:h>
      <text:p text:style-name="P20">Votre enfant sera ravi de voir le rapide Autobot Bumblebee attraper les decepticons, il entraînera son adresse et sa dextérité.</text:p>
      <text:p text:style-name="P20">La couleur jaune ainsi que le rappel du logo des autobots sur la radiocommande et les jantes du véhicule plairont à coup sur. Pour plus de réalisme, le châssis et les jantes s'éclairent lorsque la voiture roule.</text:p>
      <text:p text:style-name="P20"/>
      <text:p text:style-name="P20">La fréquence de 2,4GHZ permet de jouer à plusieurs en même temps. Fonctionne avec 3 piles LR03 et 3 piles LR06 non fournies.</text:p>
      <text:p text:style-name="P4">Marque : <text:a xlink:type="simple" xlink:href="https://www.king-jouet.com/jeux-jouets/marque-majorette/page1.htm" text:style-name="Internet_20_link" text:visited-style-name="Visited_20_Internet_20_Link">Majorette</text:a> </text:p>
      <text:p text:style-name="Standard">Héros / Personnages : <text:a xlink:type="simple" xlink:href="https://www.king-jouet.com/jeux-jouets/Transformers/page1.htm" text:style-name="Internet_20_link" text:visited-style-name="Visited_20_Internet_20_Link">Transformers</text:a></text:p>
      <text:p text:style-name="P36">Prix : <text:s/><text:span text:style-name="T14">39€99 -50 % 19€99</text:span></text:p>
      <text:p text:style-name="P19"/>
      <text:p text:style-name="P28"><text:span text:style-name="T7">Cars : </text:span><text:span text:style-name="T11">Retournez dans l'univers dérapant du </text:span><text:span text:style-name="Strong_20_Emphasis"><text:span text:style-name="T11">film Cars 3</text:span></text:span><text:span text:style-name="T11"> avec ce </text:span><text:span text:style-name="Strong_20_Emphasis"><text:span text:style-name="T11">véhicule Flash McQueen</text:span></text:span><text:span text:style-name="T11"> en format 1/16ème ! </text:span></text:p>
      <text:p text:style-name="Text_20_body"><text:span text:style-name="T11">Ce </text:span><text:span text:style-name="Strong_20_Emphasis"><text:span text:style-name="T11">jouet</text:span></text:span><text:span text:style-name="T11"> dispose d'une fonction très innovante qui le fait réagir aux mouvements que nous allons donner à la </text:span><text:span text:style-name="Strong_20_Emphasis"><text:span text:style-name="T11">voiture.</text:span></text:span><text:span text:style-name="T11"> En plus, la </text:span><text:span text:style-name="Strong_20_Emphasis"><text:span text:style-name="T11">voiture</text:span></text:span><text:span text:style-name="T11"> est animée </text:span><text:span text:style-name="Strong_20_Emphasis"><text:span text:style-name="T11">son et lumière</text:span></text:span><text:span text:style-name="T11"> avec 20 phrases emblématiques et des </text:span><text:span text:style-name="Strong_20_Emphasis"><text:span text:style-name="T11">phares</text:span></text:span><text:span text:style-name="T11"> qui s'allument. Avec ce </text:span><text:span text:style-name="Strong_20_Emphasis"><text:span text:style-name="T11">véhicule Cars</text:span></text:span><text:span text:style-name="T11">, votre </text:span><text:span text:style-name="Strong_20_Emphasis"><text:span text:style-name="T11">enfant</text:span></text:span><text:span text:style-name="T11"> pourra reproduire les </text:span><text:span text:style-name="Strong_20_Emphasis"><text:span text:style-name="T11">histoires</text:span></text:span><text:span text:style-name="T11"> de son </text:span><text:span text:style-name="Strong_20_Emphasis"><text:span text:style-name="T11">héros</text:span></text:span><text:span text:style-name="T11"> favoris et se prendre à des </text:span><text:span text:style-name="Strong_20_Emphasis"><text:span text:style-name="T11">jeux de rôle</text:span></text:span><text:span text:style-name="T11">. Seul ou avec ses copains, les scènes mythiques du film </text:span><text:span text:style-name="Strong_20_Emphasis"><text:span text:style-name="T11">Cars 3</text:span></text:span><text:span text:style-name="T11"> n'auront plus de secret pour lui et il deviendra un véritable </text:span><text:span text:style-name="Strong_20_Emphasis"><text:span text:style-name="T11">pilote</text:span></text:span><text:span text:style-name="T11"> !</text:span></text:p>
      <text:p text:style-name="P24">Piles : 3 x AA-LR6 fournies.</text:p>
      <text:p text:style-name="Text_20_body"><text:span text:style-name="Strong_20_Emphasis"><text:span text:style-name="T11">Le véhicule est bien en français une fois la languette du "Try me" retirée.</text:span></text:span></text:p>
      <text:p text:style-name="P8"><text:span text:style-name="Strong_20_Emphasis"><text:span text:style-name="T12">Marque : </text:span></text:span><text:a xlink:type="simple" xlink:href="https://www.king-jouet.com/jeux-jouets/marque-mattel/page1.htm" text:style-name="Internet_20_link" text:visited-style-name="Visited_20_Internet_20_Link"><text:span text:style-name="Strong_20_Emphasis"><text:span text:style-name="T12">Mattel</text:span></text:span></text:a><text:span text:style-name="Strong_20_Emphasis"><text:span text:style-name="T12"> </text:span></text:span></text:p>
      <text:p text:style-name="Standard">Héros / Personnages : <text:a xlink:type="simple" xlink:href="https://www.king-jouet.com/jeux-jouets/disney-cars/page1.htm" text:style-name="Internet_20_link" text:visited-style-name="Visited_20_Internet_20_Link">Cars</text:a></text:p>
      <text:p text:style-name="P40"><text:span text:style-name="Strong_20_Emphasis"><text:span text:style-name="T12">Prix : 39€99 -38 % 24€99</text:span></text:span></text:p>
      <text:h text:style-name="P47" text:outline-level="1"><text:span text:style-name="Strong_20_Emphasis"><text:span text:style-name="T7">Kit 3 Vélociraptors et crâne : Trois dinosaures partent à la chasse. <text:line-break/><text:line-break/>Pour autant qu'on sache, ces prédateurs étaient très doués pour cela. <text:line-break/>Ils chassaient probablement en groupe, de la même façon que les lions. <text:line-break/><text:line-break/>Contient : <text:line-break/>- 3 vélociraptors <text:line-break/>- 1 crâne</text:span></text:span></text:h>
      <text:p text:style-name="P8"><text:span text:style-name="Strong_20_Emphasis"><text:span text:style-name="T7">Marque : </text:span></text:span><text:a xlink:type="simple" xlink:href="https://www.king-jouet.com/jeux-jouets/marque-schleich/page1.htm" text:style-name="Internet_20_link" text:visited-style-name="Visited_20_Internet_20_Link"><text:span text:style-name="Strong_20_Emphasis"><text:span text:style-name="T7">Schleich</text:span></text:span></text:a><text:span text:style-name="Strong_20_Emphasis"><text:span text:style-name="T7"> </text:span></text:span></text:p>
      <text:p text:style-name="P28"><text:span text:style-name="Strong_20_Emphasis"><text:span text:style-name="T7">Prix : 22€99</text:span></text:span></text:p>
      <text:p text:style-name="P28"><text:span text:style-name="Strong_20_Emphasis"><text:span text:style-name="T12"/></text:span></text:p>
      <text:p text:style-name="P21"/>
      <text:h text:style-name="P47" text:outline-level="1"><text:soft-page-break/><text:span text:style-name="T6">Masque sensoriel Spiderman : </text:span><text:span text:style-name="T1">Plongez dans l'univers fantastique du </text:span><text:span text:style-name="Strong_20_Emphasis"><text:span text:style-name="T1">héros</text:span></text:span><text:span text:style-name="T1"> préféré des enfants :</text:span><text:span text:style-name="Strong_20_Emphasis"><text:span text:style-name="T1"> Spiderman</text:span></text:span><text:span text:style-name="T1"> !</text:span></text:h>
      <text:p text:style-name="Text_20_body"><text:span text:style-name="T1">En complément d'un </text:span><text:span text:style-name="Strong_20_Emphasis"><text:span text:style-name="T1">déguisement</text:span></text:span><text:span text:style-name="T1"> ou porté seul, ce masque est le</text:span><text:span text:style-name="Strong_20_Emphasis"><text:span text:style-name="T1"> jouet</text:span></text:span><text:span text:style-name="T1"> idéal pour s'immerger dans le rôle de </text:span><text:span text:style-name="Strong_20_Emphasis"><text:span text:style-name="T1">Spiderman</text:span></text:span><text:span text:style-name="T1">. Le </text:span><text:span text:style-name="Strong_20_Emphasis"><text:span text:style-name="T1">masque</text:span></text:span><text:span text:style-name="T1"> est sensoriel pour reproduire les expressions du visage : les yeux et la bouche bougent pour plus de réalisme !</text:span></text:p>
      <text:p text:style-name="Standard"><text:span text:style-name="T1">Marque : </text:span><text:a xlink:type="simple" xlink:href="https://www.king-jouet.com/jeux-jouets/marque-hasbro/page1.htm" text:style-name="Internet_20_link" text:visited-style-name="Visited_20_Internet_20_Link"><text:span text:style-name="T1">Hasbro</text:span></text:a><text:span text:style-name="T1"> </text:span></text:p>
      <text:p text:style-name="Standard">Héros / Personnages : <text:a xlink:type="simple" xlink:href="https://www.king-jouet.com/jeux-jouets/Spiderman/page1.htm" text:style-name="Internet_20_link" text:visited-style-name="Visited_20_Internet_20_Link">Spiderman</text:a></text:p>
      <text:p text:style-name="P41"><text:span text:style-name="T1">Prix : 24€99</text:span></text:p>
      <text:p text:style-name="P29"><text:span text:style-name="T1"/></text:p>
      <text:h text:style-name="P47" text:outline-level="1"><text:span text:style-name="T7">Coffret Parallax et Figurines : </text:span><text:span text:style-name="T1">Le méchant Parallax est prêt à faire des ravages !<text:line-break/><text:line-break/>Il est doté de multiples points d'articulation pour l'attaque et cache une fonction surprise secrète. <text:line-break/><text:line-break/>Parallax mesure 25 cm.<text:line-break/><text:line-break/>Livré avec une figurine Hal Jordan de 10 cm.</text:span><text:span text:style-name="T7"> </text:span></text:h>
      <text:p text:style-name="Standard">Marque : <text:a xlink:type="simple" xlink:href="https://www.king-jouet.com/jeux-jouets/marque-mattel/page1.htm" text:style-name="Internet_20_link" text:visited-style-name="Visited_20_Internet_20_Link">Mattel</text:a> </text:p>
      <text:p text:style-name="P42"><text:span text:style-name="T7">P</text:span><text:span text:style-name="T1">rix : <text:s/>50€99 -51 % 24€99</text:span></text:p>
      <text:h text:style-name="P48" text:outline-level="1"><text:span text:style-name="T1">Pac-Man Figurine Chasseur Fantôme : </text:span></text:h>
      <text:p text:style-name="P30"><text:span text:style-name="T1">Collectionnez Pac-Man et ses amis. <text:line-break/><text:line-break/>Chaque figurine Chasseur de Fantômes de 10 cm possède sa propre fonction attrape-fantômes ! <text:line-break/><text:line-break/>Pac-Man sort sa langue, Pac-Metal a un aimant qui sort de sa bouche... <text:line-break/><text:line-break/>Modèles différents livrés selon disponibilité. <text:line-break/><text:line-break/>Vendu à l'unité.</text:span></text:p>
      <text:p text:style-name="P37">Prix : <text:span text:style-name="T15">15€99 -56 % 7€00</text:span></text:p>
      <text:p text:style-name="P22"/>
      <text:h text:style-name="P49" text:outline-level="1"><text:soft-page-break/><text:span text:style-name="T8">Coffret 2 Minis Figurines Scooby-Doo : </text:span><text:span text:style-name="T1">Retrouvez Scooby-Doo et ses amis avec ce coffret de 2 minis figurines articulées. <text:line-break/><text:line-break/>Attrapez les méchants et partez à la recherche de nouveaux mystères et énigmes. <text:line-break/><text:line-break/>Taille : 6 cm environ. <text:line-break/><text:line-break/>Contient 2 figurines articulées dont 1 membre du Scooby Gang et/ou 1 monstre. <text:line-break/><text:line-break/>Fait partie d'un assortiment de différents modèles. <text:line-break/>Livré à l'unité. <text:line-break/>Livré selon disponibilité.</text:span></text:h>
      <text:p text:style-name="P9"><text:span text:style-name="T1">Marque : </text:span><text:a xlink:type="simple" xlink:href="https://www.king-jouet.com/jeux-jouets/marque-lansay/page1.htm" text:style-name="Internet_20_link" text:visited-style-name="Visited_20_Internet_20_Link"><text:span text:style-name="T1">Lansay</text:span></text:a><text:span text:style-name="T1"> </text:span></text:p>
      <text:p text:style-name="Standard">Héros / Personnages : <text:a xlink:type="simple" xlink:href="https://www.king-jouet.com/jeux-jouets/Scooby-Doo/page1.htm" text:style-name="Internet_20_link" text:visited-style-name="Visited_20_Internet_20_Link">Scooby Doo</text:a></text:p>
      <text:p text:style-name="P43"><text:span text:style-name="T1">prix : </text:span><text:span text:style-name="T9">8€99 -44 % 5€00</text:span></text:p>
      <text:h text:style-name="P50" text:outline-level="1"><text:span text:style-name="T9">Figurine Dory : Une figurine représentant Dory, issue du dessin animé de Disney "Nemo". <text:line-break/><text:line-break/>Figurine peinte à la main. <text:line-break/><text:line-break/>Dimensions : 5 x 7 x 2 cm.</text:span></text:h>
      <text:p text:style-name="P10"><text:span text:style-name="T9">Marque : </text:span><text:a xlink:type="simple" xlink:href="https://www.king-jouet.com/jeux-jouets/marque-bully/page1.htm" text:style-name="Internet_20_link" text:visited-style-name="Visited_20_Internet_20_Link"><text:span text:style-name="T9">Bully</text:span></text:a><text:span text:style-name="T9"> </text:span></text:p>
      <text:p text:style-name="Standard">Héros / Personnages : <text:a xlink:type="simple" xlink:href="https://www.king-jouet.com/jeux-jouets/le-monde-de-dory/page1.htm" text:style-name="Internet_20_link" text:visited-style-name="Visited_20_Internet_20_Link">Le Monde de Dory</text:a></text:p>
      <text:p text:style-name="P13">Prix : 7€99</text:p>
      <text:p text:style-name="P11"/>
      <text:h text:style-name="P51" text:outline-level="1"><text:span text:style-name="T9">Mini peluche Wibble Wobble Yo-Kai Watch Feulion</text:span></text:h>
      <text:h text:style-name="P51" text:outline-level="1"><text:span text:style-name="T9">: </text:span><text:span text:style-name="T1">Marque : </text:span><text:a xlink:type="simple" xlink:href="https://www.king-jouet.com/jeux-jouets/marque-hasbro/page1.htm" text:style-name="Internet_20_link" text:visited-style-name="Visited_20_Internet_20_Link"><text:span text:style-name="T1">Hasbro</text:span></text:a><text:span text:style-name="T1"> </text:span></text:h>
      <text:p text:style-name="Standard">Héros / Personnages : <text:a xlink:type="simple" xlink:href="https://www.king-jouet.com/jeux-jouets/yo-kai-watch/page1.htm" text:style-name="Internet_20_link" text:visited-style-name="Visited_20_Internet_20_Link">Yo-Kai-Watch</text:a></text:p>
      <text:p text:style-name="P31"><text:span text:style-name="T1">Avec </text:span><text:span text:style-name="Strong_20_Emphasis"><text:span text:style-name="T10">Feulion</text:span></text:span><text:span text:style-name="T1">, collectionnez les peluches des personnages principaux du </text:span><text:span text:style-name="Strong_20_Emphasis"><text:span text:style-name="T10">dessin animé Yokai Watch</text:span></text:span><text:span text:style-name="T1"> et assemblez-les. Grâce à l'attache vous pourrez l'attacher à votre cartable, vos sacs.</text:span></text:p>
      <text:p text:style-name="P31"><text:span text:style-name="T1">Prix : 11€99</text:span></text:p>
      <text:p text:style-name="P32"><text:span text:style-name="T9"/></text:p>
      <text:p text:style-name="P22"/>
      <text:p text:style-name="P19"/>
      <text:p text:style-name="P17"/>
      <text:p text:style-name="P17"><text:span text:style-name="T1"/></text:p>
      <text:p text:style-name="P25"/>
      <text:p text:style-name="P7"/>
      <text:p text:style-name="P6"/>
      <text:p text:style-name="P26"><text:span text:style-name="T1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09:40:34.810097341</meta:creation-date>
    <dc:date>2018-01-08T12:26:28.695435864</dc:date>
    <meta:editing-duration>PT17M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5" meta:paragraph-count="69" meta:word-count="1324" meta:character-count="7785" meta:non-whitespace-character-count="6468"/>
  </office:meta>
</office:document-meta>
</file>